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000000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d90c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f3183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558" draw:layer="" svg:width="38.46153840000pt" svg:height="99.99999200000pt"/>
          <draw:rect draw:style-name="gr3" draw:id="shape3" draw:name="rect559" draw:layer="" svg:width="38.46153840000pt" svg:height="99.99999200000pt" svg:x="38.46153840000pt" svg:y="0.00000000000pt"/>
          <draw:rect draw:style-name="gr4" draw:id="shape4" draw:name="rect560" draw:layer="" svg:width="38.46153840000pt" svg:height="99.99999200000pt" svg:x="76.92307760000pt" svg:y="0.00000000000pt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08:38</dc:date>
    <meta:creation-date>2011-05-22T06:10:24</meta:creation-date>
    <dc:creator>Yue Liu</dc:creator>
  </office:meta>
</office:document-meta>
</file>